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310000132031276A41.svm"/>
  <manifest:file-entry manifest:media-type="" manifest:full-path="Pictures/20000007000036FD0000158009596FBF.svm"/>
  <manifest:file-entry manifest:media-type="" manifest:full-path="Pictures/2000000700000A3C000007DC983A76C4.svm"/>
  <manifest:file-entry manifest:media-type="" manifest:full-path="Pictures/20000007000038D900001FA1F78AFF5C.svm"/>
  <manifest:file-entry manifest:media-type="" manifest:full-path="Pictures/20000007000041A200001904A553693B.svm"/>
  <manifest:file-entry manifest:media-type="" manifest:full-path="Pictures/200000070000353B00001D90284E1089.svm"/>
  <manifest:file-entry manifest:media-type="" manifest:full-path="Pictures/200000070000378100002497E971462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agraph-properties fo:text-align="center"/>
    </style:style>
    <style:style style:name="P6" style:family="paragraph">
      <style:text-properties fo:font-size="12pt"/>
    </style:style>
    <style:style style:name="T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ct funciona con una especie de semi lenguaje que es jsx el cual es una mescla entre html y js con el podemos hacer cosas como por ejemplo uhoib </text:p>
      <text:p text:style-name="Standard"/>
      <text:p text:style-name="Standard">import logo from './logo.svg';</text:p>
      <text:p text:style-name="Standard">&lt;img src={logo} className<text:span text:style-name="T1">=”App-logo” alt =”logo”/&gt;</text:span></text:p>
      <text:p text:style-name="P1"/>
      <text:p text:style-name="P1">ó tambien </text:p>
      <text:p text:style-name="P1">var nombre="victor robles";</text:p>
      <text:p text:style-name="P1">var presentacion=&lt;h2&gt;hola, soy {nombre}&lt;/h2&gt;</text:p>
      <text:p text:style-name="P1"><draw:frame draw:style-name="fr1" draw:name="gráficos1" text:anchor-type="paragraph" svg:width="14.078cm" svg:height="5.503cm" draw:z-index="0"><draw:image xlink:href="Pictures/20000007000036FD0000158009596FBF.svm" xlink:type="simple" xlink:show="embed" xlink:actuate="onLoad"/></draw:frame><draw:path text:anchor-type="paragraph" draw:z-index="7" draw:style-name="gr1" draw:text-style-name="P5" svg:width="0.883cm" svg:height="0.925cm" svg:x="11.656cm" svg:y="0.713cm" svg:viewBox="0 0 884 926" svg:d="M0 0c296 11 628 65 820 344 235 340-234 533-476 529l-159 53"><text:p/></draw:path><draw:custom-shape text:anchor-type="paragraph" draw:z-index="8" draw:style-name="gr2" svg:width="1.033cm" svg:height="0.583cm" svg:x="6.338cm" svg:y="4.6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presentacion} <text:s/>//esto es para imprimir.</text:p>
      <text:p text:style-name="P1"/>
      <text:p text:style-name="P1">cabe destacar que la variable presentacion es un objeto</text:p>
      <text:p text:style-name="P1"/>
      <text:p text:style-name="P1">otra forma de hacer lo mismo es lo siguiente</text:p>
      <text:p text:style-name="P1">function Holamundo (nombre){</text:p>
      <text:p text:style-name="P1"><text:tab/>var presentacion =&lt;h2&gt; hola soy {nombre} &lt;/h2&gt;</text:p>
      <text:p text:style-name="P1"><text:tab/>return presentacion;</text:p>
      <text:p text:style-name="P1">}</text:p>
      <text:p text:style-name="P1">//function App(){</text:p>
      <text:p text:style-name="P1"><text:tab/>var nombre =”jose”;</text:p>
      <text:p text:style-name="P1">{Holamundo(nombre)}</text:p>
      <text:p text:style-name="P1"><draw:frame draw:style-name="fr2" draw:name="gráficos2" text:anchor-type="paragraph" svg:x="0.049cm" svg:y="0.226cm" svg:width="13.628cm" svg:height="7.569cm" draw:z-index="1"><draw:image xlink:href="Pictures/200000070000353B00001D90284E1089.svm" xlink:type="simple" xlink:show="embed" xlink:actuate="onLoad"/></draw:frame><draw:path text:anchor-type="paragraph" draw:z-index="5" draw:style-name="gr1" draw:text-style-name="P5" svg:width="1.041cm" svg:height="2.169cm" svg:x="11.391cm" svg:y="0.591cm" svg:viewBox="0 0 1042 2170" svg:d="M0 0c302 81 644 169 820 450 141 224-178 569 27 794 351 384 139 532 53 767l-265 159h-265l-158-133"><text:p/></draw:path><draw:custom-shape text:anchor-type="paragraph" draw:z-index="6" draw:style-name="gr2" svg:width="1.641cm" svg:height="0.482cm" svg:x="6.84cm" svg:y="6.9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text:soft-page-break/></text:p>
      <text:p text:style-name="P1"/>
      <text:p text:style-name="P1">en caso de que quisiera tener dos elementos en vez de solo nombre tendria que encapsularlo en un &lt;div&gt; lo hariamos de la siguiente manera</text:p>
      <text:p text:style-name="P1">function HolaMundo(nombre,edad){</text:p>
      <text:p text:style-name="P1">var presentacion =</text:p>
      <text:p text:style-name="P1"><text:tab/>&lt;div&gt;</text:p>
      <text:p text:style-name="P1"><text:tab/><text:tab/>&lt;h2&gt; hola, soy {nombre}&lt;/h2&gt;</text:p>
      <text:p text:style-name="P1"><text:tab/><text:tab/>&lt;h3&gt;tengo {edad}&lt;/h3&gt;</text:p>
      <text:p text:style-name="P1"><text:tab/>&lt;/div&gt;;</text:p>
      <text:p text:style-name="P1">}</text:p>
      <text:p text:style-name="P1"/>
      <text:p text:style-name="P1">{HolaMundo(nombre,12)}</text:p>
      <text:p text:style-name="P1"/>
      <text:p text:style-name="P1"><draw:frame draw:style-name="fr3" draw:name="gráficos3" text:anchor-type="paragraph" svg:width="14.554cm" svg:height="8.096cm" draw:z-index="2"><draw:image xlink:href="Pictures/20000007000038D900001FA1F78AFF5C.svm" xlink:type="simple" xlink:show="embed" xlink:actuate="onLoad"/></draw:frame><draw:path text:anchor-type="paragraph" draw:z-index="3" draw:style-name="gr1" draw:text-style-name="P5" svg:width="1.031cm" svg:height="0.376cm" svg:x="8.613cm" svg:y="7.555cm" svg:viewBox="0 0 1032 377" svg:d="M1032 370c-355 37-692-74-1032-132l185-238"><text:p/></draw:path><draw:custom-shape text:anchor-type="paragraph" draw:z-index="4" draw:style-name="gr2" svg:width="1.721cm" svg:height="0.408cm" svg:x="8.296cm" svg:y="7.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componnentes</text:p>
      <text:p text:style-name="P1">en react los componente son fracmentos de codigos que logran hacer una vizualicacion en pantalla, el componente funciona como un controlador en angular este con la diferencia que en react el componente logra cubrir la parte grafica y la parte logica, es decir parte del frontend y parte del backend.</text:p>
      <text:p text:style-name="P1"/>
      <text:p text:style-name="P1">Una <text:s/>manera de organizar los componentes es crear varias carpetas adicionales para poner nuestros codigos para los componentes , podemos crear </text:p>
      <text:p text:style-name="P1">-src</text:p>
      <text:p text:style-name="P1"><text:tab/>-assets</text:p>
      <text:p text:style-name="P1"><text:tab/>-css</text:p>
      <text:p text:style-name="P1"><text:tab/>-imagenes</text:p>
      <text:p text:style-name="P1">-components<text:tab/></text:p>
      <text:p text:style-name="P1"><draw:frame draw:style-name="fr3" draw:name="gráficos4" text:anchor-type="paragraph" svg:width="2.619cm" svg:height="2.013cm" draw:z-index="9"><draw:image xlink:href="Pictures/2000000700000A3C000007DC983A76C4.svm" xlink:type="simple" xlink:show="embed" xlink:actuate="onLoad"/></draw:frame></text:p>
      <text:p text:style-name="P1"/>
      <text:p text:style-name="P1"><text:soft-page-break/>con esto organisaremos los archivos colocando las imagenes en las carpetas de imagenes y los archivos css en la carpeta css,para ello tendriamos que editar las direciciones de los archivos index.js y app.js con respecto a los archovos cs y las imagenes.</text:p>
      <text:p text:style-name="P1">Crearemos un componentes llamado MiComponente.js</text:p>
      <text:p text:style-name="P1"/>
      <text:p text:style-name="P1">loprimero es invocar los componentes de react luego definimos el componente tipo clase</text:p>
      <text:p text:style-name="P1"/>
      <text:p text:style-name="P1">import React from 'react';</text:p>
      <text:p text:style-name="P1"/>
      <text:p text:style-name="P1">class MiComponente extends react.Component{</text:p>
      <text:p text:style-name="P1">}</text:p>
      <text:p text:style-name="P1"/>
      <text:p text:style-name="P1">ya con esto emos creado un componente <text:s/></text:p>
      <text:p text:style-name="P1"/>
      <text:p text:style-name="P1">creaemos otro componente</text:p>
      <text:p text:style-name="P1"/>
      <text:p text:style-name="P1">import React from 'react';</text:p>
      <text:p text:style-name="P1">class MiComponente extends React.Component{</text:p>
      <text:p text:style-name="P1"><text:tab/>render(){</text:p>
      <text:p text:style-name="P1"><text:tab/><text:tab/>return{</text:p>
      <text:p text:style-name="P1"><text:tab/><text:tab/><text:tab/>&lt;h1&gt; hola, soy el componente llamado :micomponente&lt;/h1&gt;</text:p>
      <text:p text:style-name="P1"><text:tab/><text:tab/>};</text:p>
      <text:p text:style-name="P1"><text:tab/>}</text:p>
      <text:p text:style-name="P1">}</text:p>
      <text:p text:style-name="P1">export default MiComponente;</text:p>
      <text:p text:style-name="P1"/>
      <text:p text:style-name="P1"><draw:frame draw:style-name="fr3" draw:name="gráficos5" text:anchor-type="paragraph" svg:width="14.898cm" svg:height="4.897cm" draw:z-index="10"><draw:image xlink:href="Pictures/2000000700003A310000132031276A41.svm" xlink:type="simple" xlink:show="embed" xlink:actuate="onLoad"/></draw:frame></text:p>
      <text:p text:style-name="P1">para llamar este componente en pantalla vamos al archivo app.js</text:p>
      <text:p text:style-name="P1"/>
      <text:p text:style-name="P1">escribimos</text:p>
      <text:p text:style-name="P1">import MiComponente from './component/MiComponente';</text:p>
      <text:p text:style-name="P1"/>
      <text:p text:style-name="P1">no necesitamos declarar el formado del archivo</text:p>
      <text:p text:style-name="P1">dentro de app.js creamos un fracmento de codigo en donde colocaremos nuestros componentes </text:p>
      <text:p text:style-name="P1"/>
      <text:p text:style-name="P1"><draw:custom-shape text:anchor-type="paragraph" draw:z-index="11" draw:style-name="gr3" draw:text-style-name="P6" svg:width="2.2cm" svg:height="0.957cm" svg:x="5.941cm" svg:y="0.2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lt;section className="componentes"&gt;</text:p>
      <text:p text:style-name="P1"><text:tab/>&lt;MiComponente/&gt; <text:s text:c="34"/>de esta manera llamamos el componente</text:p>
      <text:p text:style-name="P1">&lt;/section&gt;</text:p>
      <text:p text:style-name="P1">ya con esto tenemos nuestroprimer componente en react</text:p>
      <text:p text:style-name="P1"/>
      <text:p text:style-name="P1"/>
      <text:p text:style-name="P1"/>
      <text:p text:style-name="P3"><text:soft-page-break/>otra manera de crear un componente </text:p>
      <text:p text:style-name="P1"/>
      <text:p text:style-name="P4">podemosagregar en elimpor {component}</text:p>
      <text:p text:style-name="P4">si queremos agregar maselementos en los componentestenemos que agregar un divya que elreturn solo funciona para dar un elemento</text:p>
      <text:p text:style-name="P4"/>
      <text:p text:style-name="P4">import React, {component} from 'react';</text:p>
      <text:p text:style-name="P4">class MiComponente extends React.Component{</text:p>
      <text:p text:style-name="P4"><text:tab/>render(){</text:p>
      <text:p text:style-name="P4"><text:tab/>&lt;React.Fragment&gt;</text:p>
      <text:p text:style-name="P4"><text:tab/><text:tab/>&lt;h1&gt; hola, soy el componente llamado MiComponente &lt;/h1&gt;</text:p>
      <text:p text:style-name="P4"><text:tab/><text:tab/>&lt;h2&gt; probando alteraciones de los componentes &lt;/h2&gt;</text:p>
      <text:p text:style-name="P4"><text:tab/>);</text:p>
      <text:p text:style-name="P4">}</text:p>
      <text:p text:style-name="P4">}</text:p>
      <text:p text:style-name="P4">export default Micomponente;</text:p>
      <text:p text:style-name="P4"/>
      <text:p text:style-name="P4"><draw:frame draw:style-name="fr3" draw:name="gráficos6" text:anchor-type="paragraph" svg:width="16.803cm" svg:height="6.405cm" draw:z-index="12"><draw:image xlink:href="Pictures/20000007000041A200001904A553693B.svm" xlink:type="simple" xlink:show="embed" xlink:actuate="onLoad"/></draw:frame></text:p>
      <text:p text:style-name="P4">otra alternativa de hacer lo mismo es encerrar los componentes en un div</text:p>
      <text:p text:style-name="P4">&lt;div className =”mi componente”&gt;</text:p>
      <text:p text:style-name="P4"><text:tab/>&lt;h1&gt; hola,soy elcomponente llamado MiComponente&lt;/h1&gt;</text:p>
      <text:p text:style-name="P4"><text:tab/>&lt;h2&gt;probando alteraciones de los componentes &lt;/h2&gt;</text:p>
      <text:p text:style-name="P4">&lt;/div&gt;</text:p>
      <text:p text:style-name="P4"/>
      <text:p text:style-name="P4"/>
      <text:p text:style-name="P4">podemos agregar nuevos elementos dentro de nuestro componente de la siguiente manera</text:p>
      <text:p text:style-name="P4">let <text:s/>receta={</text:p>
      <text:p text:style-name="P4"><text:tab/>nombre:'pizza',</text:p>
      <text:p text:style-name="P4"><text:tab/>ingredientes:['tomate','queso','jamon cocido'],</text:p>
      <text:p text:style-name="P4"><text:tab/>calorias:400</text:p>
      <text:p text:style-name="P4">};</text:p>
      <text:p text:style-name="P4">esto se comporta como un objeto que estamos guardando dentro de la variable let receta</text:p>
      <text:p text:style-name="P4"/>
      <text:p text:style-name="P4"><draw:frame draw:style-name="fr1" draw:name="gráficos7" text:anchor-type="paragraph" svg:width="14.208cm" svg:height="9.366cm" draw:z-index="13"><draw:image xlink:href="Pictures/200000070000378100002497E9714623.svm" xlink:type="simple" xlink:show="embed" xlink:actuate="onLoad"/></draw:frame><text:soft-page-break/></text:p>
      <text:p text:style-name="P4"/>
      <text:p text:style-name="P4">quedaria el codigo de la sigiente manera</text:p>
      <text:p text:style-name="P4"/>
      <text:p text:style-name="P4">import React, {Component} from 'react';</text:p>
      <text:p text:style-name="P4">class MiComponente extends Component{</text:p>
      <text:p text:style-name="P4"><text:tab/>render(){</text:p>
      <text:p text:style-name="P4"><text:tab/><text:tab/>let receta={</text:p>
      <text:p text:style-name="P4"><text:tab/><text:tab/><text:tab/>nombre:'Pizza',</text:p>
      <text:p text:style-name="P4"><text:tab/><text:tab/><text:tab/>ingredientes['tomante','queso','jamon cocido'],</text:p>
      <text:p text:style-name="P4"><text:tab/><text:tab/><text:tab/>calorias:400</text:p>
      <text:p text:style-name="P4"><text:tab/><text:tab/>};<text:tab/></text:p>
      <text:p text:style-name="P4"><text:tab/><text:tab/>return(</text:p>
      <text:p text:style-name="P4"><text:tab/><text:tab/>&lt;div className="Mi-componente"&gt;</text:p>
      <text:p text:style-name="P4"><text:tab/><text:tab/><text:tab/>&lt;h1&gt; {'receta:'+receta.nombre} &lt;/h1&gt;</text:p>
      <text:p text:style-name="P4"><text:tab/><text:tab/><text:tab/>&lt;h2&gt; {'calorias:'+ receta.colorias}&lt;/h2&gt;</text:p>
      <text:p text:style-name="P4"><text:tab/><text:tab/><text:tab/>&lt;ol&gt;</text:p>
      <text:p text:style-name="P4"><text:tab/><text:tab/><text:tab/><text:tab/>receta.ingredientes.map((ingrediente,i)=&gt;{</text:p>
      <text:p text:style-name="P4"><text:tab/><text:tab/><text:tab/><text:tab/>})</text:p>
      <text:p text:style-name="P4"><text:tab/><text:tab/><text:tab/>&lt;/ol&gt;</text:p>
      <text:p text:style-name="P4"><text:tab/><text:tab/><text:tab/>&lt;ht/&gt;</text:p>
      <text:p text:style-name="P4"><text:tab/><text:tab/>&lt;/div&gt;</text:p>
      <text:p text:style-name="P4"><text:tab/><text:tab/></text:p>
      <text:p text:style-name="P4"><text:tab/><text:tab/>);</text:p>
      <text:p text:style-name="P4"><text:tab/>}</text:p>
      <text:p text:style-name="P4">}</text:p>
      <text:p text:style-name="P4">export default MiComponente;</text:p>
      <text:p text:style-name="P4"/>
      <text:p text:style-name="P4"/>
      <text:p text:style-name="P4"/>
      <text:p text:style-name="P4"/>
      <text:p text:style-name="P4"/>
      <text:p text:style-name="P4"/>
      <text:p text:style-name="P4"><text:soft-page-break/>por ultimo creamos una serie de alteraciones <text:s/>donde creamos objetos y los representamos en consola con map</text:p>
      <text:p text:style-name="P4">return (</text:p>
      <text:p text:style-name="P4"><text:tab/>&lt;div className="mi-componente"&gt;</text:p>
      <text:p text:style-name="P4"><text:tab/><text:tab/>&lt;h1&gt; {'receta:' + receta.nombre}&lt;/h1&gt;</text:p>
      <text:p text:style-name="P4"><text:tab/><text:tab/>&lt;h2&gt;{'calorias: '+ receta.calorias }&lt;/h2&gt;</text:p>
      <text:p text:style-name="P4"><text:tab/><text:tab/>&lt;ol&gt;</text:p>
      <text:p text:style-name="P4"><text:tab/><text:tab/><text:tab/>{</text:p>
      <text:p text:style-name="P4"><text:tab/><text:tab/><text:tab/><text:tab/>recerta.ingredientes.map((ingrediente,i)=&gt;{</text:p>
      <text:p text:style-name="P4"><text:tab/><text:tab/><text:tab/><text:tab/><text:tab/>console.log(ingrediente);</text:p>
      <text:p text:style-name="P4"><text:tab/><text:tab/><text:tab/><text:tab/><text:tab/>return(</text:p>
      <text:p text:style-name="P4"><text:tab/><text:tab/><text:tab/><text:tab/><text:tab/><text:tab/>&lt;li&gt;</text:p>
      <text:p text:style-name="P4"><text:tab/><text:tab/><text:tab/><text:tab/><text:tab/><text:tab/><text:tab/>{ingrediente}</text:p>
      <text:p text:style-name="P4"><text:tab/><text:tab/><text:tab/><text:tab/><text:tab/><text:tab/>&lt;/li&gt;</text:p>
      <text:p text:style-name="P4"><text:tab/><text:tab/><text:tab/><text:tab/><text:tab/>);</text:p>
      <text:p text:style-name="P4"><text:tab/><text:tab/><text:tab/><text:tab/>})</text:p>
      <text:p text:style-name="P4"><text:tab/><text:tab/><text:tab/>}</text:p>
      <text:p text:style-name="P4"><text:tab/><text:tab/>&lt;/ol&gt;</text:p>
      <text:p text:style-name="P4"><text:tab/><text:tab/>&lt;hr/&gt;</text:p>
      <text:p text:style-name="P4"><text:tab/>&lt;/div&gt;</text:p>
      <text:p text:style-name="P4"/>
      <text:p text:style-name="P4"><draw:frame draw:style-name="fr3" draw:name="gráficos8" text:anchor-type="paragraph" svg:width="14.208cm" svg:height="9.366cm" draw:z-index="14"><draw:image xlink:href="Pictures/200000070000378100002497E971462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4M38S</meta:editing-duration>
    <meta:editing-cycles>19</meta:editing-cycles>
    <meta:generator>OpenOffice/4.1.6$Win32 OpenOffice.org_project/416m1$Build-9790</meta:generator>
    <dc:date>2020-05-01T08:49:37.54</dc:date>
    <dc:creator>jose gregorio agrela</dc:creator>
    <meta:document-statistic meta:table-count="0" meta:image-count="8" meta:object-count="0" meta:page-count="6" meta:paragraph-count="127" meta:word-count="573" meta:character-count="4321"/>
    <meta:user-defined meta:name="Info 1"/>
    <meta:user-defined meta:name="Info 2"/>
    <meta:user-defined meta:name="Info 3"/>
    <meta:user-defined meta:name="Info 4"/>
  </office:meta>
</office:document-meta>
</file>